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9606in" svg:y="4.072in">
            <draw:object draw:notify-on-update-of-ranges="Sheet1.A15:Sheet1.B15 Sheet1.C15:Sheet1.I15 Sheet1.B16:Sheet1.B16 Sheet1.C16:Sheet1.I16 Sheet1.A17:Sheet1.B17 Sheet1.C17:Sheet1.I17 Sheet1.A18:Sheet1.B18 Sheet1.C18:Sheet1.I18 Sheet1.A19:Sheet1.B19 Sheet1.C19:Sheet1.I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79in" svg:height="3.5449in" svg:x="10.4815in" svg:y="4.0705in">
            <draw:object draw:notify-on-update-of-ranges="Sheet1.B15:Sheet1.B15 Sheet1.C15:Sheet1.I15 Sheet1.B17:Sheet1.B17 Sheet1.C17:Sheet1.I17 Sheet1.B18:Sheet1.B18 Sheet1.C18:Sheet1.I18 Sheet1.B19:Sheet1.B19 Sheet1.C19:Sheet1.I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Weak Scaling: 1 point per thr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ber of points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640000" calcext:value-type="float">
            <text:p>640000</text:p>
          </table:table-cell>
          <table:table-cell/>
        </table:table-row>
        <table:table-row table:style-name="ro1">
          <table:table-cell office:value-type="string" calcext:value-type="string">
            <text:p>Time (s)</text:p>
          </table:table-cell>
          <table:table-cell office:value-type="float" office:value="5.150253" calcext:value-type="float">
            <text:p>5.150253</text:p>
          </table:table-cell>
          <table:table-cell office:value-type="float" office:value="5.334522" calcext:value-type="float">
            <text:p>5.334522</text:p>
          </table:table-cell>
          <table:table-cell office:value-type="float" office:value="5.56897" calcext:value-type="float">
            <text:p>5.56897</text:p>
          </table:table-cell>
          <table:table-cell office:value-type="float" office:value="6.212595" calcext:value-type="float">
            <text:p>6.212595</text:p>
          </table:table-cell>
          <table:table-cell office:value-type="float" office:value="7.27669" calcext:value-type="float">
            <text:p>7.27669</text:p>
          </table:table-cell>
          <table:table-cell office:value-type="float" office:value="9.324087" calcext:value-type="float">
            <text:p>9.324087</text:p>
          </table:table-cell>
          <table:table-cell office:value-type="float" office:value="13.882712" calcext:value-type="float">
            <text:p>13.882712</text:p>
          </table:table-cell>
          <table:table-cell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float" office:value="13.342232" calcext:value-type="float">
            <text:p>13.342232</text:p>
          </table:table-cell>
          <table:table-cell office:value-type="float" office:value="26.397233" calcext:value-type="float">
            <text:p>26.397233</text:p>
          </table:table-cell>
          <table:table-cell office:value-type="float" office:value="52.528985" calcext:value-type="float">
            <text:p>52.528985</text:p>
          </table:table-cell>
          <table:table-cell office:value-type="float" office:value="105.077747" calcext:value-type="float">
            <text:p>105.077747</text:p>
          </table:table-cell>
          <table:table-cell office:value-type="float" office:value="210.116223" calcext:value-type="float">
            <text:p>210.116223</text:p>
          </table:table-cell>
          <table:table-cell office:value-type="float" office:value="420.287315" calcext:value-type="float">
            <text:p>420.287315</text:p>
          </table:table-cell>
          <table:table-cell office:value-type="float" office:value="840.63679" calcext:value-type="float">
            <text:p>840.63679</text:p>
          </table:table-cell>
          <table:table-cell/>
        </table:table-row>
        <table:table-row table:style-name="ro1">
          <table:table-cell office:value-type="string" calcext:value-type="string">
            <text:p>Speedup</text:p>
          </table:table-cell>
          <table:table-cell table:formula="of:=[.B4]/[.B3]" office:value-type="float" office:value="2.59059739395327" calcext:value-type="float">
            <text:p>2.590597394</text:p>
          </table:table-cell>
          <table:table-cell table:formula="of:=[.C4]/[.C3]" office:value-type="float" office:value="4.94837831768245" calcext:value-type="float">
            <text:p>4.9483783177</text:p>
          </table:table-cell>
          <table:table-cell table:formula="of:=[.D4]/[.D3]" office:value-type="float" office:value="9.4324417262079" calcext:value-type="float">
            <text:p>9.4324417262</text:p>
          </table:table-cell>
          <table:table-cell table:formula="of:=[.E4]/[.E3]" office:value-type="float" office:value="16.9136644188137" calcext:value-type="float">
            <text:p>16.9136644188</text:p>
          </table:table-cell>
          <table:table-cell table:formula="of:=[.F4]/[.F3]" office:value-type="float" office:value="28.875247262148" calcext:value-type="float">
            <text:p>28.8752472621</text:p>
          </table:table-cell>
          <table:table-cell table:formula="of:=[.G4]/[.G3]" office:value-type="float" office:value="45.0754390215364" calcext:value-type="float">
            <text:p>45.0754390215</text:p>
          </table:table-cell>
          <table:table-cell table:formula="of:=[.H4]/[.H3]" office:value-type="float" office:value="60.5527788806683" calcext:value-type="float">
            <text:p>60.5527788807</text:p>
          </table:table-cell>
          <table:table-cell/>
        </table:table-row>
        <table:table-row table:style-name="ro1">
          <table:table-cell office:value-type="string" calcext:value-type="string">
            <text:p>Efficiency</text:p>
          </table:table-cell>
          <table:table-cell table:formula="of:=[.B5]/[.B2]" office:value-type="float" office:value="0.000259059739395327" calcext:value-type="float">
            <text:p>0.0002590597</text:p>
          </table:table-cell>
          <table:table-cell table:formula="of:=[.C5]/[.C2]" office:value-type="float" office:value="0.000247418915884122" calcext:value-type="float">
            <text:p>0.0002474189</text:p>
          </table:table-cell>
          <table:table-cell table:formula="of:=[.D5]/[.D2]" office:value-type="float" office:value="0.000235811043155197" calcext:value-type="float">
            <text:p>0.000235811</text:p>
          </table:table-cell>
          <table:table-cell table:formula="of:=[.E5]/[.E2]" office:value-type="float" office:value="0.000211420805235171" calcext:value-type="float">
            <text:p>0.0002114208</text:p>
          </table:table-cell>
          <table:table-cell table:formula="of:=[.F5]/[.F2]" office:value-type="float" office:value="0.000180470295388425" calcext:value-type="float">
            <text:p>0.0001804703</text:p>
          </table:table-cell>
          <table:table-cell table:formula="of:=[.G5]/[.G2]" office:value-type="float" office:value="0.000140860746942301" calcext:value-type="float">
            <text:p>0.0001408607</text:p>
          </table:table-cell>
          <table:table-cell table:formula="of:=[.H5]/[.H2]" office:value-type="float" office:value="0.0000946137170010442" calcext:value-type="float">
            <text:p>9.46137170010442E-00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trong Scaling: 640000 points 120 centroids 40 dimen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ber of threads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640000" calcext:value-type="float">
            <text:p>640000</text:p>
          </table:table-cell>
          <table:table-cell/>
        </table:table-row>
        <table:table-row table:style-name="ro1">
          <table:table-cell office:value-type="string" calcext:value-type="string">
            <text:p>Points per thread </text:p>
          </table:table-cell>
          <table:table-cell table:formula="of:=640000/[.B9]" office:value-type="float" office:value="64" calcext:value-type="float">
            <text:p>64</text:p>
          </table:table-cell>
          <table:table-cell table:formula="of:=640000/[.C9]" office:value-type="float" office:value="32" calcext:value-type="float">
            <text:p>32</text:p>
          </table:table-cell>
          <table:table-cell table:formula="of:=640000/[.D9]" office:value-type="float" office:value="16" calcext:value-type="float">
            <text:p>16</text:p>
          </table:table-cell>
          <table:table-cell table:formula="of:=640000/[.E9]" office:value-type="float" office:value="8" calcext:value-type="float">
            <text:p>8</text:p>
          </table:table-cell>
          <table:table-cell table:formula="of:=640000/[.F9]" office:value-type="float" office:value="4" calcext:value-type="float">
            <text:p>4</text:p>
          </table:table-cell>
          <table:table-cell table:formula="of:=640000/[.G9]" office:value-type="float" office:value="2" calcext:value-type="float">
            <text:p>2</text:p>
          </table:table-cell>
          <table:table-cell table:formula="of:=640000/[.H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me (s)</text:p>
          </table:table-cell>
          <table:table-cell office:value-type="float" office:value="14.968109" calcext:value-type="float">
            <text:p>14.968109</text:p>
          </table:table-cell>
          <table:table-cell office:value-type="float" office:value="14.739549" calcext:value-type="float">
            <text:p>14.739549</text:p>
          </table:table-cell>
          <table:table-cell office:value-type="float" office:value="14.083437" calcext:value-type="float">
            <text:p>14.083437</text:p>
          </table:table-cell>
          <table:table-cell office:value-type="float" office:value="13.965568" calcext:value-type="float">
            <text:p>13.965568</text:p>
          </table:table-cell>
          <table:table-cell office:value-type="float" office:value="13.923301" calcext:value-type="float">
            <text:p>13.923301</text:p>
          </table:table-cell>
          <table:table-cell office:value-type="float" office:value="13.901065" calcext:value-type="float">
            <text:p>13.901065</text:p>
          </table:table-cell>
          <table:table-cell office:value-type="float" office:value="13.893361" calcext:value-type="float">
            <text:p>13.893361</text:p>
          </table:table-cell>
          <table:table-cell/>
        </table:table-row>
        <table:table-row table:style-name="ro1">
          <table:table-cell office:value-type="string" calcext:value-type="string">
            <text:p>Speedup</text:p>
          </table:table-cell>
          <table:table-cell table:formula="of:=840.63679/[.B11]" office:value-type="float" office:value="56.1618565177472" calcext:value-type="float">
            <text:p>56.1618565177</text:p>
          </table:table-cell>
          <table:table-cell table:formula="of:=840.63679/[.C11]" office:value-type="float" office:value="57.0327348550488" calcext:value-type="float">
            <text:p>57.032734855</text:p>
          </table:table-cell>
          <table:table-cell table:formula="of:=840.63679/[.D11]" office:value-type="float" office:value="59.6897468991412" calcext:value-type="float">
            <text:p>59.6897468991</text:p>
          </table:table-cell>
          <table:table-cell table:formula="of:=840.63679/[.E11]" office:value-type="float" office:value="60.1935266793302" calcext:value-type="float">
            <text:p>60.1935266793</text:p>
          </table:table-cell>
          <table:table-cell table:formula="of:=840.63679/[.F11]" office:value-type="float" office:value="60.3762563202505" calcext:value-type="float">
            <text:p>60.3762563203</text:p>
          </table:table-cell>
          <table:table-cell table:formula="of:=840.63679/[.G11]" office:value-type="float" office:value="60.4728335562779" calcext:value-type="float">
            <text:p>60.4728335563</text:p>
          </table:table-cell>
          <table:table-cell table:formula="of:=840.63679/[.H11]" office:value-type="float" office:value="60.5063663140978" calcext:value-type="float">
            <text:p>60.5063663141</text:p>
          </table:table-cell>
          <table:table-cell/>
        </table:table-row>
        <table:table-row table:style-name="ro1">
          <table:table-cell office:value-type="string" calcext:value-type="string">
            <text:p>Efficiency</text:p>
          </table:table-cell>
          <table:table-cell table:formula="of:=[.B12]/[.B9]" office:value-type="float" office:value="0.00561618565177472" calcext:value-type="float">
            <text:p>0.0056161857</text:p>
          </table:table-cell>
          <table:table-cell table:formula="of:=[.C12]/[.C9]" office:value-type="float" office:value="0.00285163674275244" calcext:value-type="float">
            <text:p>0.0028516367</text:p>
          </table:table-cell>
          <table:table-cell table:formula="of:=[.D12]/[.D9]" office:value-type="float" office:value="0.00149224367247853" calcext:value-type="float">
            <text:p>0.0014922437</text:p>
          </table:table-cell>
          <table:table-cell table:formula="of:=[.E12]/[.E9]" office:value-type="float" office:value="0.000752419083491628" calcext:value-type="float">
            <text:p>0.0007524191</text:p>
          </table:table-cell>
          <table:table-cell table:formula="of:=[.F12]/[.F9]" office:value-type="float" office:value="0.000377351602001566" calcext:value-type="float">
            <text:p>0.0003773516</text:p>
          </table:table-cell>
          <table:table-cell table:formula="of:=[.G12]/[.G9]" office:value-type="float" office:value="0.000188977604863368" calcext:value-type="float">
            <text:p>0.0001889776</text:p>
          </table:table-cell>
          <table:table-cell table:formula="of:=[.H12]/[.H9]" office:value-type="float" office:value="0.0000945411973657778" calcext:value-type="float">
            <text:p>9.45411973657778E-00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umber of points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640000" calcext:value-type="float">
            <text:p>6400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Time (s)</text:p>
          </table:table-cell>
          <table:table-cell office:value-type="string" calcext:value-type="string">
            <text:p>sequential</text:p>
          </table:table-cell>
          <table:table-cell office:value-type="float" office:value="13.342232" calcext:value-type="float">
            <text:p>13.342232</text:p>
          </table:table-cell>
          <table:table-cell office:value-type="float" office:value="26.397233" calcext:value-type="float">
            <text:p>26.397233</text:p>
          </table:table-cell>
          <table:table-cell office:value-type="float" office:value="52.528985" calcext:value-type="float">
            <text:p>52.528985</text:p>
          </table:table-cell>
          <table:table-cell office:value-type="float" office:value="105.077747" calcext:value-type="float">
            <text:p>105.077747</text:p>
          </table:table-cell>
          <table:table-cell office:value-type="float" office:value="210.116223" calcext:value-type="float">
            <text:p>210.116223</text:p>
          </table:table-cell>
          <table:table-cell office:value-type="float" office:value="420.287315" calcext:value-type="float">
            <text:p>420.287315</text:p>
          </table:table-cell>
          <table:table-cell office:value-type="float" office:value="840.63679" calcext:value-type="float">
            <text:p>840.63679</text:p>
          </table:table-cell>
        </table:table-row>
        <table:table-row table:style-name="ro1">
          <table:covered-table-cell/>
          <table:table-cell office:value-type="string" calcext:value-type="string">
            <text:p>parallel v1</text:p>
          </table:table-cell>
          <table:table-cell office:value-type="float" office:value="5.150253" calcext:value-type="float">
            <text:p>5.150253</text:p>
          </table:table-cell>
          <table:table-cell office:value-type="float" office:value="5.334522" calcext:value-type="float">
            <text:p>5.334522</text:p>
          </table:table-cell>
          <table:table-cell office:value-type="float" office:value="5.56897" calcext:value-type="float">
            <text:p>5.56897</text:p>
          </table:table-cell>
          <table:table-cell office:value-type="float" office:value="6.212595" calcext:value-type="float">
            <text:p>6.212595</text:p>
          </table:table-cell>
          <table:table-cell office:value-type="float" office:value="7.27669" calcext:value-type="float">
            <text:p>7.27669</text:p>
          </table:table-cell>
          <table:table-cell office:value-type="float" office:value="9.324087" calcext:value-type="float">
            <text:p>9.324087</text:p>
          </table:table-cell>
          <table:table-cell office:value-type="float" office:value="13.882712" calcext:value-type="float">
            <text:p>13.882712</text:p>
          </table:table-cell>
        </table:table-row>
        <table:table-row table:style-name="ro1">
          <table:covered-table-cell/>
          <table:table-cell office:value-type="string" calcext:value-type="string">
            <text:p>parallel v2</text:p>
          </table:table-cell>
          <table:table-cell office:value-type="float" office:value="5.914093" calcext:value-type="float">
            <text:p>5.914093</text:p>
          </table:table-cell>
          <table:table-cell office:value-type="float" office:value="6.602768" calcext:value-type="float">
            <text:p>6.602768</text:p>
          </table:table-cell>
          <table:table-cell office:value-type="float" office:value="7.930681" calcext:value-type="float">
            <text:p>7.930681</text:p>
          </table:table-cell>
          <table:table-cell office:value-type="float" office:value="10.267001" calcext:value-type="float">
            <text:p>10.267001</text:p>
          </table:table-cell>
          <table:table-cell office:value-type="float" office:value="15.379849" calcext:value-type="float">
            <text:p>15.379849</text:p>
          </table:table-cell>
          <table:table-cell office:value-type="float" office:value="25.136588" calcext:value-type="float">
            <text:p>25.136588</text:p>
          </table:table-cell>
          <table:table-cell office:value-type="float" office:value="44.041563" calcext:value-type="float">
            <text:p>44.041563</text:p>
          </table:table-cell>
        </table:table-row>
        <table:table-row table:style-name="ro1">
          <table:covered-table-cell/>
          <table:table-cell office:value-type="string" calcext:value-type="string">
            <text:p>parallel v3</text:p>
          </table:table-cell>
          <table:table-cell office:value-type="float" office:value="5.308004" calcext:value-type="float">
            <text:p>5.308004</text:p>
          </table:table-cell>
          <table:table-cell office:value-type="float" office:value="5.559447" calcext:value-type="float">
            <text:p>5.559447</text:p>
          </table:table-cell>
          <table:table-cell office:value-type="float" office:value="6.048962" calcext:value-type="float">
            <text:p>6.048962</text:p>
          </table:table-cell>
          <table:table-cell office:value-type="float" office:value="6.932199" calcext:value-type="float">
            <text:p>6.932199</text:p>
          </table:table-cell>
          <table:table-cell office:value-type="float" office:value="8.955507" calcext:value-type="float">
            <text:p>8.955507</text:p>
          </table:table-cell>
          <table:table-cell office:value-type="float" office:value="12.66189" calcext:value-type="float">
            <text:p>12.66189</text:p>
          </table:table-cell>
          <table:table-cell office:value-type="float" office:value="20.017067" calcext:value-type="float">
            <text:p>20.0170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 style:data-style-name="N2" text:time-value="01:20:36.6024439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21:22:43.709854246</meta:creation-date>
    <dc:date>2015-05-12T19:05:35.646323599</dc:date>
    <meta:editing-duration>PT19H40M31S</meta:editing-duration>
    <meta:editing-cycles>15</meta:editing-cycles>
    <meta:generator>LibreOffice/4.2.8.2$Linux_X86_64 LibreOffice_project/420m0$Build-2</meta:generator>
    <meta:document-statistic meta:table-count="1" meta:cell-count="1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78cm" svg:y="3.454cm" style:legend-expansion="high" chart:style-name="ch2"/>
        <chart:plot-area chart:style-name="ch3" table:cell-range-address="Sheet1.A15:Sheet1.I15 Sheet1.B16:Sheet1.I16 Sheet1.A17:Sheet1.I19" chart:data-source-has-labels="both" svg:x="1.331cm" svg:y="0.18cm" svg:width="11.927cm" svg:height="7.659cm">
          <chartooo:coordinate-region svg:x="2.138cm" svg:y="0.379cm" svg:width="11.12cm" svg:height="6.813cm"/>
          <chart:axis chart:dimension="x" chart:name="primary-x" chart:style-name="ch4" chartooo:axis-type="auto">
            <chartooo:date-scale/>
            <chart:title svg:x="6.006cm" svg:y="8.019cm" chart:style-name="ch5">
              <text:p>Number of points</text:p>
            </chart:title>
            <chart:categories table:cell-range-address="Sheet1.C15:Sheet1.I15"/>
          </chart:axis>
          <chart:axis chart:dimension="y" chart:name="primary-y" chart:style-name="ch6">
            <chart:title svg:x="0.451cm" svg:y="4.595cm" chart:style-name="ch7">
              <text:p>Time(s)</text:p>
            </chart:title>
            <chart:grid chart:style-name="ch8" chart:class="major"/>
          </chart:axis>
          <chart:series chart:style-name="ch9" chart:values-cell-range-address="Sheet1.C16:Sheet1.I16" chart:label-cell-address="Sheet1.B16:Sheet1.B16" chart:class="chart:bar">
            <chart:data-point chart:repeated="7"/>
          </chart:series>
          <chart:series chart:style-name="ch10" chart:values-cell-range-address="Sheet1.C17:Sheet1.I17" chart:label-cell-address="Sheet1.A17:Sheet1.B17" chart:class="chart:bar">
            <chart:data-point chart:repeated="7"/>
          </chart:series>
          <chart:series chart:style-name="ch11" chart:values-cell-range-address="Sheet1.C18:Sheet1.I18" chart:label-cell-address="Sheet1.A18:Sheet1.B18" chart:class="chart:bar">
            <chart:data-point chart:repeated="7"/>
          </chart:series>
          <chart:series chart:style-name="ch12" chart:values-cell-range-address="Sheet1.C19:Sheet1.I19" chart:label-cell-address="Sheet1.A19:Sheet1.B19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00">
                <text:p>10000</text:p>
                <draw:g>
                  <svg:desc>Sheet1.C15:Sheet1.I15</svg:desc>
                </draw:g>
              </table:table-cell>
              <table:table-cell office:value-type="float" office:value="20000">
                <text:p>20000</text:p>
              </table:table-cell>
              <table:table-cell office:value-type="float" office:value="40000">
                <text:p>40000</text:p>
              </table:table-cell>
              <table:table-cell office:value-type="float" office:value="80000">
                <text:p>80000</text:p>
              </table:table-cell>
              <table:table-cell office:value-type="float" office:value="160000">
                <text:p>160000</text:p>
              </table:table-cell>
              <table:table-cell office:value-type="float" office:value="320000">
                <text:p>320000</text:p>
              </table:table-cell>
              <table:table-cell office:value-type="float" office:value="640000">
                <text:p>640000</text:p>
              </table:table-cell>
            </table:table-row>
          </table:table-header-rows>
          <table:table-rows>
            <table:table-row>
              <table:table-cell office:value-type="string">
                <text:p>sequential</text:p>
                <draw:g>
                  <svg:desc>Sheet1.B16:Sheet1.B16</svg:desc>
                </draw:g>
              </table:table-cell>
              <table:table-cell office:value-type="float" office:value="13.342232">
                <text:p>13.342232</text:p>
                <draw:g>
                  <svg:desc>Sheet1.C16:Sheet1.I16</svg:desc>
                </draw:g>
              </table:table-cell>
              <table:table-cell office:value-type="float" office:value="26.397233">
                <text:p>26.397233</text:p>
              </table:table-cell>
              <table:table-cell office:value-type="float" office:value="52.528985">
                <text:p>52.528985</text:p>
              </table:table-cell>
              <table:table-cell office:value-type="float" office:value="105.077747">
                <text:p>105.077747</text:p>
              </table:table-cell>
              <table:table-cell office:value-type="float" office:value="210.116223">
                <text:p>210.116223</text:p>
              </table:table-cell>
              <table:table-cell office:value-type="float" office:value="420.287315">
                <text:p>420.287315</text:p>
              </table:table-cell>
              <table:table-cell office:value-type="float" office:value="840.63679">
                <text:p>840.63679</text:p>
              </table:table-cell>
            </table:table-row>
            <table:table-row>
              <table:table-cell office:value-type="string">
                <text:p>parallel v1</text:p>
                <text:list>
                  <text:list-item>
                    <text:p/>
                  </text:list-item>
                  <text:list-item>
                    <text:p>parallel v1</text:p>
                  </text:list-item>
                </text:list>
                <draw:g>
                  <svg:desc>Sheet1.A17:Sheet1.B17</svg:desc>
                </draw:g>
              </table:table-cell>
              <table:table-cell office:value-type="float" office:value="5.150253">
                <text:p>5.150253</text:p>
                <draw:g>
                  <svg:desc>Sheet1.C17:Sheet1.I17</svg:desc>
                </draw:g>
              </table:table-cell>
              <table:table-cell office:value-type="float" office:value="5.334522">
                <text:p>5.334522</text:p>
              </table:table-cell>
              <table:table-cell office:value-type="float" office:value="5.56897">
                <text:p>5.56897</text:p>
              </table:table-cell>
              <table:table-cell office:value-type="float" office:value="6.212595">
                <text:p>6.212595</text:p>
              </table:table-cell>
              <table:table-cell office:value-type="float" office:value="7.27669">
                <text:p>7.27669</text:p>
              </table:table-cell>
              <table:table-cell office:value-type="float" office:value="9.324087">
                <text:p>9.324087</text:p>
              </table:table-cell>
              <table:table-cell office:value-type="float" office:value="13.882712">
                <text:p>13.882712</text:p>
              </table:table-cell>
            </table:table-row>
            <table:table-row>
              <table:table-cell office:value-type="string">
                <text:p>parallel v2</text:p>
                <text:list>
                  <text:list-item>
                    <text:p/>
                  </text:list-item>
                  <text:list-item>
                    <text:p>parallel v2</text:p>
                  </text:list-item>
                </text:list>
                <draw:g>
                  <svg:desc>Sheet1.A18:Sheet1.B18</svg:desc>
                </draw:g>
              </table:table-cell>
              <table:table-cell office:value-type="float" office:value="5.914093">
                <text:p>5.914093</text:p>
                <draw:g>
                  <svg:desc>Sheet1.C18:Sheet1.I18</svg:desc>
                </draw:g>
              </table:table-cell>
              <table:table-cell office:value-type="float" office:value="6.602768">
                <text:p>6.602768</text:p>
              </table:table-cell>
              <table:table-cell office:value-type="float" office:value="7.930681">
                <text:p>7.930681</text:p>
              </table:table-cell>
              <table:table-cell office:value-type="float" office:value="10.267001">
                <text:p>10.267001</text:p>
              </table:table-cell>
              <table:table-cell office:value-type="float" office:value="15.379849">
                <text:p>15.379849</text:p>
              </table:table-cell>
              <table:table-cell office:value-type="float" office:value="25.136588">
                <text:p>25.136588</text:p>
              </table:table-cell>
              <table:table-cell office:value-type="float" office:value="44.041563">
                <text:p>44.041563</text:p>
              </table:table-cell>
            </table:table-row>
            <table:table-row>
              <table:table-cell office:value-type="string">
                <text:p>parallel v3</text:p>
                <text:list>
                  <text:list-item>
                    <text:p/>
                  </text:list-item>
                  <text:list-item>
                    <text:p>parallel v3</text:p>
                  </text:list-item>
                </text:list>
                <draw:g>
                  <svg:desc>Sheet1.A19:Sheet1.B19</svg:desc>
                </draw:g>
              </table:table-cell>
              <table:table-cell office:value-type="float" office:value="5.308004">
                <text:p>5.308004</text:p>
                <draw:g>
                  <svg:desc>Sheet1.C19:Sheet1.I19</svg:desc>
                </draw:g>
              </table:table-cell>
              <table:table-cell office:value-type="float" office:value="5.559447">
                <text:p>5.559447</text:p>
              </table:table-cell>
              <table:table-cell office:value-type="float" office:value="6.048962">
                <text:p>6.048962</text:p>
              </table:table-cell>
              <table:table-cell office:value-type="float" office:value="6.932199">
                <text:p>6.932199</text:p>
              </table:table-cell>
              <table:table-cell office:value-type="float" office:value="8.955507">
                <text:p>8.955507</text:p>
              </table:table-cell>
              <table:table-cell office:value-type="float" office:value="12.66189">
                <text:p>12.66189</text:p>
              </table:table-cell>
              <table:table-cell office:value-type="float" office:value="20.017067">
                <text:p>20.0170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3cm" svg:height="9.005cm" xlink:href=".." xlink:type="simple" chart:class="chart:bar" chart:style-name="ch1">
        <chart:legend chart:legend-position="end" svg:x="13.707cm" svg:y="3.705cm" style:legend-expansion="high" chart:style-name="ch2"/>
        <chart:plot-area chart:style-name="ch3" table:cell-range-address="Sheet1.B15:Sheet1.I15 Sheet1.B17:Sheet1.I19" chart:data-source-has-labels="both" svg:x="1.331cm" svg:y="0.18cm" svg:width="12.056cm" svg:height="7.664cm">
          <chartooo:coordinate-region svg:x="1.952cm" svg:y="0.379cm" svg:width="11.435cm" svg:height="6.818cm"/>
          <chart:axis chart:dimension="x" chart:name="primary-x" chart:style-name="ch4" chartooo:axis-type="auto">
            <chartooo:date-scale/>
            <chart:title svg:x="6.071cm" svg:y="8.024cm" chart:style-name="ch5">
              <text:p>Number of points</text:p>
            </chart:title>
            <chart:categories table:cell-range-address="Sheet1.C15:Sheet1.I15"/>
          </chart:axis>
          <chart:axis chart:dimension="y" chart:name="primary-y" chart:style-name="ch6">
            <chart:title svg:x="0.451cm" svg:y="4.598cm" chart:style-name="ch7">
              <text:p>Time(s)</text:p>
            </chart:title>
            <chart:grid chart:style-name="ch8" chart:class="major"/>
          </chart:axis>
          <chart:series chart:style-name="ch9" chart:values-cell-range-address="Sheet1.C17:Sheet1.I17" chart:label-cell-address="Sheet1.B17:Sheet1.B17" chart:class="chart:bar">
            <chart:data-point chart:repeated="7"/>
          </chart:series>
          <chart:series chart:style-name="ch10" chart:values-cell-range-address="Sheet1.C18:Sheet1.I18" chart:label-cell-address="Sheet1.B18:Sheet1.B18" chart:class="chart:bar">
            <chart:data-point chart:repeated="7"/>
          </chart:series>
          <chart:series chart:style-name="ch11" chart:values-cell-range-address="Sheet1.C19:Sheet1.I19" chart:label-cell-address="Sheet1.B19:Sheet1.B19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00">
                <text:p>10000</text:p>
                <draw:g>
                  <svg:desc>Sheet1.C15:Sheet1.I15</svg:desc>
                </draw:g>
              </table:table-cell>
              <table:table-cell office:value-type="float" office:value="20000">
                <text:p>20000</text:p>
              </table:table-cell>
              <table:table-cell office:value-type="float" office:value="40000">
                <text:p>40000</text:p>
              </table:table-cell>
              <table:table-cell office:value-type="float" office:value="80000">
                <text:p>80000</text:p>
              </table:table-cell>
              <table:table-cell office:value-type="float" office:value="160000">
                <text:p>160000</text:p>
              </table:table-cell>
              <table:table-cell office:value-type="float" office:value="320000">
                <text:p>320000</text:p>
              </table:table-cell>
              <table:table-cell office:value-type="float" office:value="640000">
                <text:p>640000</text:p>
              </table:table-cell>
            </table:table-row>
          </table:table-header-rows>
          <table:table-rows>
            <table:table-row>
              <table:table-cell office:value-type="string">
                <text:p>parallel v1</text:p>
                <draw:g>
                  <svg:desc>Sheet1.B17:Sheet1.B17</svg:desc>
                </draw:g>
              </table:table-cell>
              <table:table-cell office:value-type="float" office:value="5.150253">
                <text:p>5.150253</text:p>
                <draw:g>
                  <svg:desc>Sheet1.C17:Sheet1.I17</svg:desc>
                </draw:g>
              </table:table-cell>
              <table:table-cell office:value-type="float" office:value="5.334522">
                <text:p>5.334522</text:p>
              </table:table-cell>
              <table:table-cell office:value-type="float" office:value="5.56897">
                <text:p>5.56897</text:p>
              </table:table-cell>
              <table:table-cell office:value-type="float" office:value="6.212595">
                <text:p>6.212595</text:p>
              </table:table-cell>
              <table:table-cell office:value-type="float" office:value="7.27669">
                <text:p>7.27669</text:p>
              </table:table-cell>
              <table:table-cell office:value-type="float" office:value="9.324087">
                <text:p>9.324087</text:p>
              </table:table-cell>
              <table:table-cell office:value-type="float" office:value="13.882712">
                <text:p>13.882712</text:p>
              </table:table-cell>
            </table:table-row>
            <table:table-row>
              <table:table-cell office:value-type="string">
                <text:p>parallel v2</text:p>
                <draw:g>
                  <svg:desc>Sheet1.B18:Sheet1.B18</svg:desc>
                </draw:g>
              </table:table-cell>
              <table:table-cell office:value-type="float" office:value="5.914093">
                <text:p>5.914093</text:p>
                <draw:g>
                  <svg:desc>Sheet1.C18:Sheet1.I18</svg:desc>
                </draw:g>
              </table:table-cell>
              <table:table-cell office:value-type="float" office:value="6.602768">
                <text:p>6.602768</text:p>
              </table:table-cell>
              <table:table-cell office:value-type="float" office:value="7.930681">
                <text:p>7.930681</text:p>
              </table:table-cell>
              <table:table-cell office:value-type="float" office:value="10.267001">
                <text:p>10.267001</text:p>
              </table:table-cell>
              <table:table-cell office:value-type="float" office:value="15.379849">
                <text:p>15.379849</text:p>
              </table:table-cell>
              <table:table-cell office:value-type="float" office:value="25.136588">
                <text:p>25.136588</text:p>
              </table:table-cell>
              <table:table-cell office:value-type="float" office:value="44.041563">
                <text:p>44.041563</text:p>
              </table:table-cell>
            </table:table-row>
            <table:table-row>
              <table:table-cell office:value-type="string">
                <text:p>parallel v3</text:p>
                <draw:g>
                  <svg:desc>Sheet1.B19:Sheet1.B19</svg:desc>
                </draw:g>
              </table:table-cell>
              <table:table-cell office:value-type="float" office:value="5.308004">
                <text:p>5.308004</text:p>
                <draw:g>
                  <svg:desc>Sheet1.C19:Sheet1.I19</svg:desc>
                </draw:g>
              </table:table-cell>
              <table:table-cell office:value-type="float" office:value="5.559447">
                <text:p>5.559447</text:p>
              </table:table-cell>
              <table:table-cell office:value-type="float" office:value="6.048962">
                <text:p>6.048962</text:p>
              </table:table-cell>
              <table:table-cell office:value-type="float" office:value="6.932199">
                <text:p>6.932199</text:p>
              </table:table-cell>
              <table:table-cell office:value-type="float" office:value="8.955507">
                <text:p>8.955507</text:p>
              </table:table-cell>
              <table:table-cell office:value-type="float" office:value="12.66189">
                <text:p>12.66189</text:p>
              </table:table-cell>
              <table:table-cell office:value-type="float" office:value="20.017067">
                <text:p>20.0170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